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226.94pt"/>
    </style:style>
    <style:style style:name="co6" style:family="table-column">
      <style:table-column-properties fo:break-before="auto" style:column-width="132.24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76.65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ttenuat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Sourc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6/90</text:p>
          </table:table-cell>
          <table:table-cell office:value-type="string" calcext:value-type="string">
            <text:p>1X06/90</text:p>
          </table:table-cell>
          <table:table-cell office:value-type="string" calcext:value-type="string">
            <text:p>JP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, C2, C3, C4, C5, C6, C7, C8, C9, C10, C11, C1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, R9, R1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3</text:p>
          </table:table-cell>
          <table:table-cell table:style-name="ce2" office:value-type="string" calcext:value-type="string">
            <text:p><text:a xlink:href="https://www.mouser.de/ProductDetail/Taiyo-Yuden/TMK316BJ106KL-T?qs=sGAEpiMZZMs0AnBnWHyRQAEIN6r3SS%2FOL7hfyG8u1g4%3D" xlink:type="simple">TMK316BJ106KL-T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</text:p>
          </table:table-cell>
          <table:table-cell table:style-name="ce2" office:value-type="string" calcext:value-type="string">
            <text:p><text:a xlink:href="https://www.mouser.de/ProductDetail/Yageo/RT0603BRE07250RL?qs=sGAEpiMZZMu61qfTUdNhG%2Ff6%2FsJcuVPBGIMf2EUD6v%252BOJHNApVXPyg%3D%3D" xlink:type="simple">RT0603BRE07250RL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2, R13</text:p>
          </table:table-cell>
          <table:table-cell table:style-name="ce2" office:value-type="string" calcext:value-type="string">
            <text:p><text:a xlink:href="https://www.mouser.de/ProductDetail/Yageo/RC0603FR-0751RL?qs=sGAEpiMZZMtlubZbdhIBIItYu4jZFrq8Wve2mD0Eopo%3D" xlink:type="simple">RC0603FR-0751RL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, R8</text:p>
          </table:table-cell>
          <table:table-cell table:style-name="ce2" office:value-type="string" calcext:value-type="string">
            <text:p><text:a xlink:href="https://www.mouser.de/ProductDetail/Bourns/CR0603-FX-62R0ELF?qs=sGAEpiMZZMtlubZbdhIBIMinHFTiNSf6%252BIKzAtCDvI4%3D" xlink:type="simple">CR0603-FX-62R0ELF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</text:p>
          </table:table-cell>
          <table:table-cell table:style-name="ce2" office:value-type="string" calcext:value-type="string">
            <text:p><text:a xlink:href="https://www.mouser.de/ProductDetail/Yageo/RC0603FR-0775RL?qs=sGAEpiMZZMtlubZbdhIBICtsPjK35vDH4afSkrhKepE%3D" xlink:type="simple">RC0603FR-0775RL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 Q2, Q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FSW6024</text:p>
          </table:table-cell>
          <table:table-cell office:value-type="string" calcext:value-type="string">
            <text:p>QFN16</text:p>
          </table:table-cell>
          <table:table-cell office:value-type="string" calcext:value-type="string">
            <text:p>IC1, IC2, IC3, IC4, IC5, IC6</text:p>
          </table:table-cell>
          <table:table-cell table:style-name="ce2" office:value-type="string" calcext:value-type="string">
            <text:p><text:a xlink:href="https://www.mouser.de/ProductDetail/Qorvo/RFSW6024TR13?qs=sGAEpiMZZMve4%2FbfQkoj%252BA6B%2FHOTpSIev9Q%2F2xzbsag%3D" xlink:type="simple">RFSW6024TR13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MA-142-0711-871/876</text:p>
          </table:table-cell>
          <table:table-cell office:value-type="string" calcext:value-type="string">
            <text:p>J502-ND-142-0711-871/876</text:p>
          </table:table-cell>
          <table:table-cell office:value-type="string" calcext:value-type="string">
            <text:p>X1, X2, X3, X4, X5, X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 style:data-style-name="N2" text:time-value="12:41:16.898001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12:33:27.716435159</dc:date>
    <meta:editing-duration>PT12S</meta:editing-duration>
    <meta:editing-cycles>1</meta:editing-cycles>
    <meta:generator>LibreOffice/5.1.6.2$Linux_X86_64 LibreOffice_project/10m0$Build-2</meta:generator>
    <meta:document-statistic meta:table-count="1" meta:cell-count="86" meta:object-count="0"/>
  </office:meta>
</office:document-meta>
</file>